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6.027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4.175cm"/>
    </style:style>
    <style:style style:name="co11" style:family="table-column">
      <style:table-column-properties fo:break-before="auto" style:column-width="4.775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8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2025-10-01 11_54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SCALE</text:p>
          </table:table-cell>
        </table:table-row>
        <table:table-row table:style-name="ro1">
          <table:table-cell office:value-type="string" calcext:value-type="string">
            <text:p>VENDOR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EP_PICKUP_DATETI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EP_DROPOFF_DATETI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COU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_DISTA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CODE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E_AND_FWD_FLA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OCATION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CATION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MENT_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E_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_TA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_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LS_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OVEMENT_SURCHAR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_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ESTION_SURCHAR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PORT_FE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D_CONGESTION_FE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table table:name="Feuille2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NULLS</text:p>
          </table:table-cell>
          <table:table-cell office:value-type="string" calcext:value-type="string">
            <text:p>VALEURS MANQUANTES</text:p>
          </table:table-cell>
          <table:table-cell table:number-columns-repeated="2"/>
          <table:table-cell office:value-type="string" calcext:value-type="string">
            <text:p>MIN(TOTAL_AMOUNT)</text:p>
          </table:table-cell>
          <table:table-cell office:value-type="string" calcext:value-type="string">
            <text:p>-1832.85</text:p>
          </table:table-cell>
          <table:table-cell/>
          <table:table-cell office:value-type="string" calcext:value-type="string">
            <text:p>COLUMN_NAME</text:p>
          </table:table-cell>
          <table:table-cell office:value-type="string" calcext:value-type="string">
            <text:p>VENDORI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556438" calcext:value-type="float">
            <text:p>31556438</text:p>
          </table:table-cell>
          <table:table-cell/>
          <table:table-cell table:style-name="ce1" table:formula="of:=SUM([.C3:.C22])/(20*[.B2])" office:value-type="percentage" office:value="0.0581782234103862" calcext:value-type="percentage">
            <text:p>5,82 %</text:p>
          </table:table-cell>
          <table:table-cell table:number-columns-repeated="2"/>
          <table:table-cell office:value-type="string" calcext:value-type="string">
            <text:p>MAX(TOTAL_AMOUNT)</text:p>
          </table:table-cell>
          <table:table-cell office:value-type="string" calcext:value-type="string">
            <text:p>863380.37</text:p>
          </table:table-cell>
          <table:table-cell/>
          <table:table-cell office:value-type="string" calcext:value-type="string">
            <text:p>TOTAL_ROWS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VENDORID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(TOTAL_AMOUNT)</text:p>
          </table:table-cell>
          <table:table-cell office:value-type="string" calcext:value-type="string">
            <text:p>26.421472009</text:p>
          </table:table-cell>
          <table:table-cell/>
          <table:table-cell office:value-type="string" calcext:value-type="string">
            <text:p>NON_NULLS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TPEP_PICKUP_DATETIM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DIAN(TOTAL_AMOUNT)</text:p>
          </table:table-cell>
          <table:table-cell office:value-type="string" calcext:value-type="string">
            <text:p>20.99</text:p>
          </table:table-cell>
          <table:table-cell/>
          <table:table-cell office:value-type="string" calcext:value-type="string">
            <text:p>DISTINCT_VAL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EP_DROPOFF_DATETIM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N_VA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ENGER_COUNT_NON_NULL</text:p>
          </table:table-cell>
          <table:table-cell office:value-type="float" office:value="24212848" calcext:value-type="float">
            <text:p>24212848</text:p>
          </table:table-cell>
          <table:table-cell table:formula="of:=[.$B$2]-[.B6]" office:value-type="float" office:value="7343590" calcext:value-type="float">
            <text:p>7343590</text:p>
          </table:table-cell>
          <table:table-cell table:number-columns-repeated="6"/>
          <table:table-cell office:value-type="string" calcext:value-type="string">
            <text:p>MAX_VAL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IP_DISTANC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LUMN_NAME</text:p>
          </table:table-cell>
          <table:table-cell office:value-type="string" calcext:value-type="string">
            <text:p>TPEP_PICKUP_DATETIME</text:p>
          </table:table-cell>
        </table:table-row>
        <table:table-row table:style-name="ro1">
          <table:table-cell office:value-type="string" calcext:value-type="string">
            <text:p>RATECODEID_NON_NULL</text:p>
          </table:table-cell>
          <table:table-cell office:value-type="float" office:value="24212848" calcext:value-type="float">
            <text:p>24212848</text:p>
          </table:table-cell>
          <table:table-cell table:formula="of:=[.$B$2]-[.B8]" office:value-type="float" office:value="7343590" calcext:value-type="float">
            <text:p>7343590</text:p>
          </table:table-cell>
          <table:table-cell table:number-columns-repeated="6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STORE_AND_FWD_FLAG_NON_NULL</text:p>
          </table:table-cell>
          <table:table-cell office:value-type="float" office:value="24212848" calcext:value-type="float">
            <text:p>24212848</text:p>
          </table:table-cell>
          <table:table-cell table:formula="of:=[.$B$2]-[.B9]" office:value-type="float" office:value="7343590" calcext:value-type="float">
            <text:p>7343590</text:p>
          </table:table-cell>
          <table:table-cell table:number-columns-repeated="6"/>
          <table:table-cell office:value-type="string" calcext:value-type="string">
            <text:p>COUNT(TPEP_PICKUP_DATETIM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PULOCATIONID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(DISTINCT TPEP_PICKUP_DATETIME)</text:p>
          </table:table-cell>
          <table:table-cell office:value-type="float" office:value="14218740" calcext:value-type="float">
            <text:p>14218740</text:p>
          </table:table-cell>
        </table:table-row>
        <table:table-row table:style-name="ro1">
          <table:table-cell office:value-type="string" calcext:value-type="string">
            <text:p>DOLOCATIONID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N(TPEP_PICKUP_DATETIME)</text:p>
          </table:table-cell>
          <table:table-cell office:value-type="float" office:value="1196880300000000" calcext:value-type="float">
            <text:p>1196880300000000</text:p>
          </table:table-cell>
        </table:table-row>
        <table:table-row table:style-name="ro1">
          <table:table-cell office:value-type="string" calcext:value-type="string">
            <text:p>PAYMENT_TYP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2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X(TPEP_PICKUP_DATETIME)</text:p>
          </table:table-cell>
          <table:table-cell office:value-type="float" office:value="1756684829000000" calcext:value-type="float">
            <text:p>1756684829000000</text:p>
          </table:table-cell>
        </table:table-row>
        <table:table-row table:style-name="ro1">
          <table:table-cell office:value-type="string" calcext:value-type="string">
            <text:p>FARE_AMOUNT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3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LUMN_NAME</text:p>
          </table:table-cell>
          <table:table-cell office:value-type="string" calcext:value-type="string">
            <text:p>TPEP_DROPOFF_DATETIME</text:p>
          </table:table-cell>
        </table:table-row>
        <table:table-row table:style-name="ro1">
          <table:table-cell office:value-type="string" calcext:value-type="string">
            <text:p>EXTRA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MTA_TAX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(TPEP_DROPOFF_DATETIM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TIP_AMOUNT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6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(DISTINCT TPEP_DROPOFF_DATETIME)</text:p>
          </table:table-cell>
          <table:table-cell office:value-type="float" office:value="14210195" calcext:value-type="float">
            <text:p>14210195</text:p>
          </table:table-cell>
        </table:table-row>
        <table:table-row table:style-name="ro1">
          <table:table-cell office:value-type="string" calcext:value-type="string">
            <text:p>TOLLS_AMOUNT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N(TPEP_DROPOFF_DATETIME)</text:p>
          </table:table-cell>
          <table:table-cell office:value-type="float" office:value="1196881320000000" calcext:value-type="float">
            <text:p>1196881320000000</text:p>
          </table:table-cell>
        </table:table-row>
        <table:table-row table:style-name="ro1">
          <table:table-cell office:value-type="string" calcext:value-type="string">
            <text:p>IMPROVEMENT_SURCHARG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X(TPEP_DROPOFF_DATETIME)</text:p>
          </table:table-cell>
          <table:table-cell office:value-type="float" office:value="1756801049000000" calcext:value-type="float">
            <text:p>1756801049000000</text:p>
          </table:table-cell>
        </table:table-row>
        <table:table-row table:style-name="ro1">
          <table:table-cell office:value-type="string" calcext:value-type="string">
            <text:p>TOTAL_AMOUNT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19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LUMN_NAME</text:p>
          </table:table-cell>
          <table:table-cell office:value-type="string" calcext:value-type="string">
            <text:p>PASSENGER_COUNT</text:p>
          </table:table-cell>
        </table:table-row>
        <table:table-row table:style-name="ro1">
          <table:table-cell office:value-type="string" calcext:value-type="string">
            <text:p>CONGESTION_SURCHARGE_NON_NULL</text:p>
          </table:table-cell>
          <table:table-cell office:value-type="float" office:value="24212848" calcext:value-type="float">
            <text:p>24212848</text:p>
          </table:table-cell>
          <table:table-cell table:formula="of:=[.$B$2]-[.B20]" office:value-type="float" office:value="7343590" calcext:value-type="float">
            <text:p>7343590</text:p>
          </table:table-cell>
          <table:table-cell table:number-columns-repeated="6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office:value-type="string" calcext:value-type="string">
            <text:p>AIRPORT_FEE_NON_NULL</text:p>
          </table:table-cell>
          <table:table-cell office:value-type="float" office:value="24212848" calcext:value-type="float">
            <text:p>24212848</text:p>
          </table:table-cell>
          <table:table-cell table:formula="of:=[.$B$2]-[.B21]" office:value-type="float" office:value="7343590" calcext:value-type="float">
            <text:p>7343590</text:p>
          </table:table-cell>
          <table:table-cell table:number-columns-repeated="6"/>
          <table:table-cell office:value-type="string" calcext:value-type="string">
            <text:p>COUNT(PASSENGER_COUNT)</text:p>
          </table:table-cell>
          <table:table-cell office:value-type="float" office:value="24212848" calcext:value-type="float">
            <text:p>24212848</text:p>
          </table:table-cell>
        </table:table-row>
        <table:table-row table:style-name="ro1">
          <table:table-cell office:value-type="string" calcext:value-type="string">
            <text:p>CBD_CONGESTION_FEE_NON_NULL</text:p>
          </table:table-cell>
          <table:table-cell office:value-type="float" office:value="31556438" calcext:value-type="float">
            <text:p>31556438</text:p>
          </table:table-cell>
          <table:table-cell table:formula="of:=[.$B$2]-[.B22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(DISTINCT PASSENGER_COUNT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PASSENGER_COUNT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PASSENGER_COUNT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TRIP_DISTANC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TRIP_DISTANC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TRIP_DISTANCE)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TRIP_DIST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TRIP_DISTANCE)</text:p>
          </table:table-cell>
          <table:table-cell office:value-type="string" calcext:value-type="string">
            <text:p>397994.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RATECODE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RATECODEID)</text:p>
          </table:table-cell>
          <table:table-cell office:value-type="float" office:value="24212848" calcext:value-type="float">
            <text:p>242128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RATECODEID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RATECODEI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RATECODEID)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STORE_AND_FWD_FLAG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STORE_AND_FWD_FLAG)</text:p>
          </table:table-cell>
          <table:table-cell office:value-type="float" office:value="24212848" calcext:value-type="float">
            <text:p>242128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STORE_AND_FWD_FLAG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STORE_AND_FWD_FLAG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STORE_AND_FWD_FLAG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PULOCATION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PULOCATIONID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PULOCATIONID)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PULOCATIONI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PULOCATIONID)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DOLOCATION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OLOCATIONID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DOLOCATIONID)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DOLOCATIONI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DOLOCATIONID)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PAYMENT_TYP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PAYMENT_TYP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PAYMENT_TYP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PAYMENT_TYP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PAYMENT_TYP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FARE_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FARE_AMOUNT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FARE_AMOUNT)</text:p>
          </table:table-cell>
          <table:table-cell office:value-type="float" office:value="18226" calcext:value-type="float">
            <text:p>182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FARE_AMOUNT)</text:p>
          </table:table-cell>
          <table:table-cell office:value-type="string" calcext:value-type="string">
            <text:p>-1807.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FARE_AMOUNT)</text:p>
          </table:table-cell>
          <table:table-cell office:value-type="string" calcext:value-type="string">
            <text:p>863372.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EXTRA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EXTRA)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EXTRA)</text:p>
          </table:table-cell>
          <table:table-cell office:value-type="string" calcext:value-type="string">
            <text:p>-17.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EXTRA)</text:p>
          </table:table-cell>
          <table:table-cell office:value-type="string" calcext:value-type="string">
            <text:p>133.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MTA_TAX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MTA_TAX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MTA_TAX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MTA_TAX)</text:p>
          </table:table-cell>
          <table:table-cell office:value-type="string" calcext:value-type="string">
            <text:p>-21.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MTA_TAX)</text:p>
          </table:table-cell>
          <table:table-cell office:value-type="string" calcext:value-type="string">
            <text:p>5243.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TIP_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TIP_AMOUNT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TIP_AMOUNT)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TIP_AMOUNT)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TIP_AMOUNT)</text:p>
          </table:table-cell>
          <table:table-cell office:value-type="string" calcext:value-type="string">
            <text:p>960.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TOLLS_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TOLLS_AMOUNT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TOLLS_AMOUNT)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TOLLS_AMOUNT)</text:p>
          </table:table-cell>
          <table:table-cell office:value-type="string" calcext:value-type="string">
            <text:p>-148.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TOLLS_AMOUNT)</text:p>
          </table:table-cell>
          <table:table-cell office:value-type="string" calcext:value-type="string">
            <text:p>916.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IMPROVEMENT_SURCHARG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IMPROVEMENT_SURCHARG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IMPROVEMENT_SURCHARGE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IMPROVEMENT_SURCHARGE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IMPROVEMENT_SURCHARG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TOTAL_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TOTAL_AMOUNT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TOTAL_AMOUNT)</text:p>
          </table:table-cell>
          <table:table-cell office:value-type="float" office:value="40329" calcext:value-type="float">
            <text:p>403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TOTAL_AMOUNT)</text:p>
          </table:table-cell>
          <table:table-cell office:value-type="string" calcext:value-type="string">
            <text:p>-1832.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TOTAL_AMOUNT)</text:p>
          </table:table-cell>
          <table:table-cell office:value-type="string" calcext:value-type="string">
            <text:p>863380.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CONGESTION_SURCHARG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CONGESTION_SURCHARGE)</text:p>
          </table:table-cell>
          <table:table-cell office:value-type="float" office:value="24212848" calcext:value-type="float">
            <text:p>242128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CONGESTION_SURCHARG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CONGESTION_SURCHARGE)</text:p>
          </table:table-cell>
          <table:table-cell office:value-type="string" calcext:value-type="string">
            <text:p>-2.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CONGESTION_SURCHARGE)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AIRPORT_FE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AIRPORT_FEE)</text:p>
          </table:table-cell>
          <table:table-cell office:value-type="float" office:value="24212848" calcext:value-type="float">
            <text:p>242128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AIRPORT_FE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AIRPORT_FEE)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AIRPORT_FEE)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LUMN_NAME</text:p>
          </table:table-cell>
          <table:table-cell office:value-type="string" calcext:value-type="string">
            <text:p>CBD_CONGESTION_FE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*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CBD_CONGESTION_FEE)</text:p>
          </table:table-cell>
          <table:table-cell office:value-type="float" office:value="31556438" calcext:value-type="float">
            <text:p>31556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(DISTINCT CBD_CONGESTION_FE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(CBD_CONGESTION_FEE)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(CBD_CONGESTION_FEE)</text:p>
          </table:table-cell>
          <table:table-cell office:value-type="string" calcext:value-type="string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01T13:38:14.724786561</dc:date>
    <meta:editing-duration>PT12M15S</meta:editing-duration>
    <meta:editing-cycles>1</meta:editing-cycles>
    <meta:document-statistic meta:table-count="2" meta:cell-count="397" meta:object-count="0"/>
  </office:meta>
</office:document-meta>
</file>